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pitch="fixed"/>
    <style:font-face style:name="Monospace1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5154d" officeooo:paragraph-rsid="0588c429"/>
    </style:style>
    <style:style style:name="P4" style:family="paragraph" style:parent-style-name="Text_20_body">
      <style:text-properties officeooo:rsid="054704fb" officeooo:paragraph-rsid="0588c429"/>
    </style:style>
    <style:style style:name="P5" style:family="paragraph" style:parent-style-name="Heading_20_2">
      <style:paragraph-properties fo:text-align="end" style:justify-single-word="false" style:writing-mode="rl-tb"/>
      <style:text-properties officeooo:rsid="052623dc" officeooo:paragraph-rsid="05970ad6"/>
    </style:style>
    <style:style style:name="P6" style:family="paragraph" style:parent-style-name="Text_20_body">
      <style:paragraph-properties fo:text-align="end" style:justify-single-word="false" style:writing-mode="rl-tb"/>
      <style:text-properties officeooo:paragraph-rsid="05970ad6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Courier New" officeooo:paragraph-rsid="05970ad6" style:font-name-complex="Courier New1"/>
    </style:style>
    <style:style style:name="P8" style:family="paragraph" style:parent-style-name="Text_20_body">
      <style:paragraph-properties fo:line-height="100%" fo:text-align="start" style:justify-single-word="false" style:writing-mode="lr-tb"/>
      <style:text-properties style:font-name="Courier New" officeooo:rsid="04af6545" officeooo:paragraph-rsid="05970ad6"/>
    </style:style>
    <style:style style:name="P9" style:family="paragraph" style:parent-style-name="Heading_20_2">
      <style:text-properties officeooo:paragraph-rsid="05970ad6"/>
    </style:style>
    <style:style style:name="P10" style:family="paragraph" style:parent-style-name="Heading_20_1">
      <style:paragraph-properties fo:line-height="100%"/>
      <style:text-properties officeooo:rsid="04af6545" officeooo:paragraph-rsid="04af6545"/>
    </style:style>
    <style:style style:name="P11" style:family="paragraph" style:parent-style-name="Heading_20_2">
      <style:paragraph-properties fo:text-align="end" style:justify-single-word="false" style:writing-mode="rl-tb"/>
      <style:text-properties officeooo:rsid="052623dc" officeooo:paragraph-rsid="05a3eb1c"/>
    </style:style>
    <style:style style:name="P12" style:family="paragraph" style:parent-style-name="Heading_20_2">
      <style:paragraph-properties fo:text-align="end" style:justify-single-word="false" style:writing-mode="rl-tb"/>
      <style:text-properties officeooo:rsid="052623dc" officeooo:paragraph-rsid="05970ad6"/>
    </style:style>
    <style:style style:name="P13" style:family="paragraph" style:parent-style-name="Heading_20_2">
      <style:text-properties officeooo:paragraph-rsid="05a3eb1c"/>
    </style:style>
    <style:style style:name="P14" style:family="paragraph" style:parent-style-name="Heading_20_2">
      <style:text-properties officeooo:paragraph-rsid="05a4e8a7"/>
    </style:style>
    <style:style style:name="P15" style:family="paragraph" style:parent-style-name="Text_20_body">
      <style:text-properties officeooo:rsid="054b5b05" officeooo:paragraph-rsid="05a3eb1c"/>
    </style:style>
    <style:style style:name="P16" style:family="paragraph" style:parent-style-name="Text_20_body">
      <style:text-properties officeooo:rsid="0559ea0a" officeooo:paragraph-rsid="05a3eb1c"/>
    </style:style>
    <style:style style:name="P17" style:family="paragraph" style:parent-style-name="Text_20_body">
      <style:text-properties officeooo:rsid="054704fb" officeooo:paragraph-rsid="0588c429"/>
    </style:style>
    <style:style style:name="P18" style:family="paragraph" style:parent-style-name="Text_20_body">
      <style:paragraph-properties fo:text-align="center" style:justify-single-word="false"/>
      <style:text-properties officeooo:paragraph-rsid="05a3eb1c"/>
    </style:style>
    <style:style style:name="P19" style:family="paragraph" style:parent-style-name="Text_20_body" style:list-style-name="L1">
      <style:text-properties officeooo:paragraph-rsid="05a3eb1c"/>
    </style:style>
    <style:style style:name="P20" style:family="paragraph" style:parent-style-name="Text_20_body" style:list-style-name="L1">
      <style:text-properties officeooo:rsid="056f4007" officeooo:paragraph-rsid="05a3eb1c"/>
    </style:style>
    <style:style style:name="P21" style:family="paragraph" style:parent-style-name="Text_20_body">
      <style:text-properties officeooo:rsid="057087f4" officeooo:paragraph-rsid="05a3eb1c"/>
    </style:style>
    <style:style style:name="P22" style:family="paragraph" style:parent-style-name="Text_20_body">
      <style:text-properties officeooo:paragraph-rsid="05a3eb1c"/>
    </style:style>
    <style:style style:name="P23" style:family="paragraph" style:parent-style-name="Text_20_body" style:list-style-name="WWNum2">
      <style:paragraph-properties fo:text-align="end" style:justify-single-word="false" style:writing-mode="rl-tb"/>
      <style:text-properties officeooo:paragraph-rsid="05970ad6"/>
    </style:style>
    <style:style style:name="P24" style:family="paragraph" style:parent-style-name="Text_20_body" style:list-style-name="WWNum2">
      <style:paragraph-properties fo:text-align="end" style:justify-single-word="false" style:writing-mode="rl-tb"/>
      <style:text-properties officeooo:paragraph-rsid="05a4e8a7"/>
    </style:style>
    <style:style style:name="P25" style:family="paragraph" style:parent-style-name="Text_20_body">
      <style:paragraph-properties fo:text-align="end" style:justify-single-word="false" style:writing-mode="rl-tb"/>
      <style:text-properties officeooo:paragraph-rsid="05a4e8a7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2623dc" officeooo:paragraph-rsid="05a4e8a7"/>
    </style:style>
    <style:style style:name="P27" style:family="paragraph" style:parent-style-name="Text_20_body">
      <style:paragraph-properties fo:line-height="100%" fo:text-align="start" style:justify-single-word="false" style:writing-mode="lr-tb"/>
      <style:text-properties officeooo:rsid="056d91e5" officeooo:paragraph-rsid="05a3eb1c"/>
    </style:style>
    <style:style style:name="P28" style:family="paragraph" style:parent-style-name="Text_20_body">
      <style:paragraph-properties fo:text-align="center" style:justify-single-word="false" style:writing-mode="lr-tb"/>
      <style:text-properties style:font-name="Monospace" officeooo:rsid="06f4f4f5" officeooo:paragraph-rsid="05a3eb1c"/>
    </style:style>
    <style:style style:name="P29" style:family="paragraph" style:parent-style-name="Text_20_body">
      <style:paragraph-properties fo:text-align="center" style:justify-single-word="false" style:writing-mode="lr-tb"/>
      <style:text-properties style:text-position="0% 100%" style:font-name="Monospace" officeooo:rsid="06e6f50b" officeooo:paragraph-rsid="05a3eb1c" style:font-name-complex="David CLM1"/>
    </style:style>
    <style:style style:name="P30" style:family="paragraph" style:parent-style-name="Text_20_body">
      <style:paragraph-properties fo:text-align="start" style:justify-single-word="false" style:writing-mode="lr-tb"/>
      <style:text-properties officeooo:paragraph-rsid="05a3eb1c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rsid="056f47ac" officeooo:paragraph-rsid="05a3eb1c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510f7d"/>
    </style:style>
    <style:style style:name="T4" style:family="text">
      <style:text-properties officeooo:rsid="054745e0"/>
    </style:style>
    <style:style style:name="T5" style:family="text">
      <style:text-properties officeooo:rsid="05751e91"/>
    </style:style>
    <style:style style:name="T6" style:family="text">
      <style:text-properties officeooo:rsid="0576311b"/>
    </style:style>
    <style:style style:name="T7" style:family="text">
      <style:text-properties officeooo:rsid="0588c429"/>
    </style:style>
    <style:style style:name="T8" style:family="text">
      <style:text-properties officeooo:rsid="058afe47"/>
    </style:style>
    <style:style style:name="T9" style:family="text">
      <style:text-properties officeooo:rsid="058cf789"/>
    </style:style>
    <style:style style:name="T10" style:family="text">
      <style:text-properties officeooo:rsid="058da123"/>
    </style:style>
    <style:style style:name="T11" style:family="text">
      <style:text-properties officeooo:rsid="05948eba"/>
    </style:style>
    <style:style style:name="T12" style:family="text">
      <style:text-properties officeooo:rsid="05970ad6"/>
    </style:style>
    <style:style style:name="T13" style:family="text">
      <style:text-properties officeooo:rsid="059e88a9"/>
    </style:style>
    <style:style style:name="T14" style:family="text">
      <style:text-properties officeooo:rsid="059f08ac"/>
    </style:style>
    <style:style style:name="T15" style:family="text">
      <style:text-properties fo:language="en" fo:country="US" officeooo:rsid="05a16e1e"/>
    </style:style>
    <style:style style:name="T16" style:family="text">
      <style:text-properties officeooo:rsid="05a083c3"/>
    </style:style>
    <style:style style:name="T17" style:family="text">
      <style:text-properties officeooo:rsid="054b5b05"/>
    </style:style>
    <style:style style:name="T18" style:family="text">
      <style:text-properties officeooo:rsid="054c25e1"/>
    </style:style>
    <style:style style:name="T19" style:family="text">
      <style:text-properties officeooo:rsid="054bc636"/>
    </style:style>
    <style:style style:name="T20" style:family="text">
      <style:text-properties officeooo:rsid="05aea357"/>
    </style:style>
    <style:style style:name="T21" style:family="text">
      <style:text-properties style:font-name-complex="David CLM1"/>
    </style:style>
    <style:style style:name="T22" style:family="text">
      <style:text-properties officeooo:rsid="06f8e5ea" style:font-name-complex="David CLM1"/>
    </style:style>
    <style:style style:name="T23" style:family="text">
      <style:text-properties style:text-position="0% 100%" officeooo:rsid="06e6f50b" style:font-name-complex="David CLM1"/>
    </style:style>
    <style:style style:name="T24" style:family="text">
      <style:text-properties style:text-position="0% 100%" officeooo:rsid="056f4007" style:font-name-complex="David CLM1"/>
    </style:style>
    <style:style style:name="T25" style:family="text">
      <style:text-properties officeooo:rsid="056ebe90"/>
    </style:style>
    <style:style style:name="T26" style:family="text">
      <style:text-properties officeooo:rsid="056f1a0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598c2f0"/>
    </style:style>
    <style:style style:name="T29" style:family="text">
      <style:text-properties officeooo:rsid="05b315b7"/>
    </style:style>
    <style:style style:name="T30" style:family="text">
      <style:text-properties officeooo:rsid="059c065b"/>
    </style:style>
    <style:style style:name="T31" style:family="text">
      <style:text-properties officeooo:rsid="05a6522d"/>
    </style:style>
    <style:style style:name="T32" style:family="text">
      <style:text-properties fo:color="#000000" style:font-name="Monospace1" fo:font-size="12pt" fo:font-style="normal" fo:font-weight="normal" officeooo:rsid="05a6522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מטלה</text:span> –<text:span text:style-name="T2"> אלגוריתמים למיקסום רווח</text:span></text:h>
      <text:p text:style-name="P9">שאלה 1<text:span text:style-name="T31">א</text:span>: <text:span text:style-name="T12">מכרז מסובסד</text:span></text:p>
      <text:p text:style-name="P6">אתם קבלני-בניין ובזה הרגע סיימתם לבנות דירה. אתם מעוניינים למכור אותה באופן שיעשה אתכם <text:span text:style-name="T5">כמה שיותר עשירים (בתוחלת).</text:span></text:p>
      <text:p text:style-name="P6">יש הרבה קונים פוטנציאליים, וכל קונה מייחס לדירה ערך שונה. מסקר-שוק שביצעתם, התברר שהתפלגות הערכים באוכלוסיה היא התפלגות אחידה בין <text:span text:style-name="T13">0</text:span> ל-<text:span text:style-name="T13">1000</text:span> [באלפי ש"ח].</text:p>
      <text:p text:style-name="P6">קונים צעירים במיוחד או מבוגרים במיוחד מזכים את הקבלן בהשתתפות ממשרד השיכון באופן הבא:</text:p>
      <text:list xml:id="list3192458317" text:style-name="WWNum2">
        <text:list-item>
          <text:p text:style-name="P23">קבלן המוכר דירה לקונה בן 20 ומטה - מקבל ממשרד השיכון <text:span text:style-name="T13">100 אלף ש”ח</text:span>.</text:p>
        </text:list-item>
        <text:list-item>
          <text:p text:style-name="P23">קבלן המוכר דירה לקונה בן 60 ומעלה - מקבל ממשרד השיכון <text:span text:style-name="T13">150 אלף ש”ח.</text:span></text:p>
        </text:list-item>
      </text:list>
      <text:p text:style-name="P6"><text:bookmark-start text:name="__DdeLink__1328_1548266585"/>תארו <text:span text:style-name="T6">מכרז</text:span> אמיתי שימקסם את תוחלת הרווח שלכם. כיתבו את <text:span text:style-name="T10">המכרז בפייתון. </text:span><text:s/>הניחו שקיימת המחלקה הבאה המייצגת קונה פוטנציאלי<text:bookmark-end text:name="__DdeLink__1328_1548266585"/>; ניתן להוסיף לה <text:span text:style-name="T14">שדות ושיטות</text:span> לפי הצורך.</text:p>
      <text:p text:style-name="P7"><text:span text:style-name="T8">def</text:span> Buyer:</text:p>
      <text:p text:style-name="P7"><text:tab/>age:<text:span text:style-name="T8"> int</text:span> <text:s text:c="3"/>// גיל בשנים</text:p>
      <text:p text:style-name="P7"><text:tab/><text:span text:style-name="T8">value:</text:span> <text:span text:style-name="T8">int</text:span> <text:s/>// ערך באלפי ש"ח</text:p>
      <text:p text:style-name="P7"/>
      <text:p text:style-name="P6">כותרת הפונקציה המבצעת את <text:span text:style-name="T15">המכרז</text:span>:</text:p>
      <text:p text:style-name="P8"><text:span text:style-name="T9">def</text:span> <text:span text:style-name="T9">sell_house</text:span>(buyers: <text:span text:style-name="T9">List[Buyer]</text:span>): … </text:p>
      <text:p text:style-name="P5"/>
      <text:p text:style-name="P14">שאלה <text:span text:style-name="T32">1ב</text:span>: <text:span text:style-name="T30">מכרז עם תמיכה</text:span></text:p>
      <text:p text:style-name="P25">אתם קבלני-בניין ובזה הרגע סיימתם לבנות דירה. אתם מעוניינים למכור אותה באופן שיעשה אתכם <text:span text:style-name="T5">כמה שיותר עשירים (בתוחלת).</text:span></text:p>
      <text:p text:style-name="P25">יש הרבה קונים פוטנציאליים, וכל קונה מייחס לדירה ערך שונה. מסקר-שוק שביצעתם, התברר שהתפלגות הערכים באוכלוסיה היא התפלגות אחידה בין <text:span text:style-name="T11">500</text:span> ל-1<text:span text:style-name="T11">5</text:span>00 [באלפי ש"ח].</text:p>
      <text:p text:style-name="P25">קונים צעירים במיוחד או מבוגרים במיוחד מזכים את הקבלן בהשתתפות ממשרד השיכון באופן הבא:</text:p>
      <text:list xml:id="list143531445907026" text:continue-numbering="true" text:style-name="WWNum2">
        <text:list-item>
          <text:p text:style-name="P24">קבלן המוכר דירה לקונה בן 20 ומטה - מקבל ממשרד השיכון <text:span text:style-name="T11">10% ממחיר הקניה</text:span>.</text:p>
        </text:list-item>
        <text:list-item>
          <text:p text:style-name="P24">קבלן המוכר דירה לקונה בן 60 ומעלה - מקבל ממשרד השיכון <text:span text:style-name="T11">20% ממחיר הקניה.</text:span></text:p>
        </text:list-item>
      </text:list>
      <text:p text:style-name="P25"><text:bookmark-start text:name="__DdeLink__1328_15482665851"/>תארו <text:span text:style-name="T6">מכרז</text:span> אמיתי שימקסם את תוחלת הרווח שלכם. כיתבו את <text:span text:style-name="T10">המכרז </text:span>בפסאודו-קוד <text:span text:style-name="T10">והדגימו אותו.</text:span></text:p>
      <text:p text:style-name="P26"><text:bookmark-end text:name="__DdeLink__1328_15482665851"/></text:p>
      <text:p text:style-name="P26"/>
      <text:p text:style-name="P5"><text:soft-page-break/>שאלה <text:span text:style-name="T7">2</text:span>: <text:span text:style-name="T3">מיקסום רווח עם ברירת-מחדל</text:span></text:p>
      <text:p text:style-name="P3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4">תארו מנגנון אמיתי הממקסם את הרווח שלכם ממכירת הציור. שימו לב - המנגנון תלוי <text:span text:style-name="T4">ב-</text:span>F וגם <text:span text:style-name="T4">ב-</text:span>X.</text:p>
      <text:p text:style-name="P4"/>
      <text:p text:style-name="P11">שאלה <text:span text:style-name="T16">5</text:span>: <text:span text:style-name="T17">ערך וירטואלי בהתפלגות אחידה</text:span></text:p>
      <text:p text:style-name="P15">נניח שהערך של קונה מסויים מתפלג אחיד בין a ל- b<text:span text:style-name="T18"> (שני פרמטרים חיוביים).</text:span></text:p>
      <text:p text:style-name="P15">א. כיתבו ביטוי לפונקציית הערך הוירטואלי של הקונה<text:span text:style-name="T19">, r(v), כפונקציה של a,b.</text:span></text:p>
      <text:p text:style-name="P15">ב. כיתבו ביטוי למחיר האופטימלי למכירת חפץ כלשהו לקונה זה.</text:p>
      <text:p text:style-name="P16">ג. כיתבו ביטוי לתוחלת הרווח של המוכר כאשר הוא משתמש במחיר האופטימלי. </text:p>
      <text:p text:style-name="P13">שאלה <text:span text:style-name="T16">1</text:span>: <text:span text:style-name="T20">סקר שוק בשפת פייתון</text:span></text:p>
      <text:p text:style-name="P22">כפי שלמדנו בכיתה, מכרז מיירסון למיקסום רווח משתמש בפונקציית הערך הוירטואלי, והיא משתמשת בפונקציית התפלגות ההסתברות:</text:p>
      <text:p text:style-name="P18">F(x) <text:s/>= <text:s/>Prob[v &lt; x]</text:p>
      <text:p text:style-name="P28"><text:span text:style-name="T21">r(</text:span><text:span text:style-name="T22">x</text:span><text:span text:style-name="T21">) = </text:span><text:span text:style-name="T22">x - [1-</text:span><text:span text:style-name="T23">F(x)</text:span><text:span text:style-name="T22">]/</text:span><text:span text:style-name="T23">F</text:span><text:span text:style-name="T24">'</text:span><text:span text:style-name="T23">(x)</text:span></text:p>
      <text:p text:style-name="P22">ברוב המקרים, הפונקציה F אינה ידועה, ואנחנו צריכים לחשב אותה בקירוב מתוך נתונים סטטיסטיים.</text:p>
      <text:p text:style-name="P22">כיתבו מחלקה לחישוב פונקציה זו. <text:span text:style-name="T25">במחלקה יהיו לפחות שלוש שיטות:</text:span></text:p>
      <text:list xml:id="list3007631925" text:style-name="L1">
        <text:list-item>
          <text:p text:style-name="P19"><text:span text:style-name="T25">איתחול (בנאי) - מקבל </text:span>וקטור של <text:span text:style-name="T25">ערכים (שנאספו </text:span>בסקרי<text:span text:style-name="T25">-שוק)</text:span>.</text:p>
        </text:list-item>
        <text:list-item>
          <text:p text:style-name="P19"><text:span text:style-name="T26">F - <text:s/></text:span>מקבלת ערך x, ומחזירה את ההסתברות האמפירית שהערך יהיה קטן מ-x. <text:span text:style-name="T27">שימו לב</text:span> - הפונקציה F תמיד מחזירה ערך בין 0 ל-1.</text:p>
        </text:list-item>
        <text:list-item>
          <text:p text:style-name="P20">r - מקבלת ערך x, ומחזירה את הערך הוירטואלי המתאים.</text:p>
        </text:list-item>
      </text:list>
      <text:p text:style-name="P21">הוסיפו שיטות נוספות לפי הצורך.</text:p>
      <text:p text:style-name="P29"/>
      <text:p text:style-name="P30">class Distribution:</text:p>
      <text:p text:style-name="P30"><text:tab/><text:span text:style-name="T28">def __init__</text:span>(<text:span text:style-name="T28">self, </text:span>values: <text:span text:style-name="T28">List[int]</text:span>): ...</text:p>
      <text:p text:style-name="P30"><text:tab/><text:span text:style-name="T28">def </text:span>F(<text:span text:style-name="T29">self, </text:span>x:<text:span text:style-name="T28">int</text:span>) →<text:span text:style-name="T28"> float: ...</text:span></text:p>
      <text:p text:style-name="P31"><text:tab/><text:span text:style-name="T28">def </text:span>r(<text:span text:style-name="T29">self, </text:span>x:int) →<text:span text:style-name="T28"> float: …</text:span></text:p>
      <text:p text:style-name="P31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pitch="fixed"/>
    <style:font-face style:name="Monospace1" svg:font-family="Monospace" style:font-adornments="Regular" style:font-pitch="fixed"/>
    <style:font-face style:name="David CLM1" svg:font-family="'David CLM'" style:font-pitch="variable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1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1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2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6.2$Linux_X86_64 LibreOffice_project/40$Build-2</meta:generator>
    <dc:date>2020-12-09T14:34:33.620642922</dc:date>
    <meta:editing-duration>P10DT15H46M</meta:editing-duration>
    <meta:editing-cycles>1294</meta:editing-cycles>
    <dc:creator>Erel Segal-Halevi</dc:creator>
    <meta:document-statistic meta:table-count="0" meta:image-count="0" meta:object-count="0" meta:page-count="2" meta:paragraph-count="44" meta:word-count="487" meta:character-count="2734" meta:non-whitespace-character-count="2281"/>
  </office:meta>
</office:document-meta>
</file>